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764cm"/>
    </style:style>
    <style:style style:name="Tabla1.B" style:family="table-column">
      <style:table-column-properties style:column-width="5.895cm"/>
    </style:style>
    <style:style style:name="Tabla1.C" style:family="table-column">
      <style:table-column-properties style:column-width="8.341cm"/>
    </style:style>
    <style:style style:name="Tabla1.A1" style:family="table-cell">
      <style:table-cell-properties style:vertical-align="middle" fo:background-color="#f2f3f5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style:writing-mode="lr-tb"/>
    </style:style>
    <style:style style:name="P2" style:family="paragraph" style:parent-style-name="Table_20_Contents">
      <style:paragraph-properties fo:margin-top="0cm" fo:margin-bottom="0.499cm" fo:padding="0.049cm" fo:border="0.002cm solid #000000" style:writing-mode="lr-tb"/>
    </style:style>
    <style:style style:name="P3" style:family="paragraph" style:parent-style-name="Table_20_Heading">
      <style:paragraph-properties fo:margin-top="0cm" fo:margin-bottom="0.499cm" fo:padding="0.049cm" fo:border="0.002cm solid #000000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paragraph-properties style:writing-mode="lr-tb"/>
    </style:style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5">
      <style:paragraph-properties fo:margin-top="0cm" fo:margin-bottom="0cm"/>
    </style:style>
    <style:style style:name="P16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SQE: La Teoría que lo Explica Todo (O Nada, Depende del Ritmo)"</text:h>
      <text:p text:style-name="P10"><text:span text:style-name="Emphasis"><text:span text:style-name="T1">(Una sátira de la física teórica en crisis existencial)</text:span></text:span></text:p>
      <text:h text:style-name="P1" text:outline-level="1">? Introducción: La Batalla de las Teorías (Y SQE Llegó Como un DJ)</text:h>
      <text:p text:style-name="P10">En un universo donde <text:span text:style-name="Strong_20_Emphasis"><text:span text:style-name="T3">la gravedad cuántica, las cuerdas y ΛCDM</text:span></text:span> se pelean por ser <text:span text:style-name="Emphasis"><text:span text:style-name="T1">"la teoría definitiva"</text:span></text:span>, <text:span text:style-name="Strong_20_Emphasis"><text:span text:style-name="T3">SQE (Sincronía Quantum Emergente)</text:span></text:span> llega con:</text:p>
      <text:list xml:id="list2220576037880727442" text:style-name="L1">
        <text:list-item text:start-value="1">
          <text:p text:style-name="P11"><text:span text:style-name="Emphasis"><text:span text:style-name="T1">"Chicos, ¿y si todo es solo… ritmo?"</text:span></text:span></text:p>
        </text:list-item>
        <text:list-item text:start-value="2">
          <text:p text:style-name="P11"><text:span text:style-name="Emphasis"><text:span text:style-name="T1">"¿Y si la masa es solo un fotón que se cansó de correr?"</text:span></text:span></text:p>
        </text:list-item>
        <text:list-item text:start-value="3">
          <text:p text:style-name="P4"><text:span text:style-name="Emphasis"><text:span text:style-name="T1">"¿Y si la conciencia es solo un meme cuántico que se hizo demasiado bueno?"</text:span></text:span></text:p>
        </text:list-item>
      </text:list>
      <text:p text:style-name="P10">El resto de teorías: <text:span text:style-name="Strong_20_Emphasis"><text:span text:style-name="T3">?</text:span></text:span></text:p>
      <text:h text:style-name="P1" text:outline-level="1">? Acto 1: SQE vs. Las Otras Teorías (Una Pelea de Bar Cósmico)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<text:span text:style-name="Strong_20_Emphasis"><text:span text:style-name="T3">Tema</text:span></text:span></text:p>
          </table:table-cell>
          <table:table-cell table:style-name="Tabla1.A1" office:value-type="string">
            <text:p text:style-name="P3"><text:span text:style-name="Strong_20_Emphasis"><text:span text:style-name="T3">SQE dice...</text:span></text:span></text:p>
          </table:table-cell>
          <table:table-cell table:style-name="Tabla1.A1" office:value-type="string">
            <text:p text:style-name="P3"><text:span text:style-name="Strong_20_Emphasis"><text:span text:style-name="T3">Las otras teorías:</text:span></text:span></text:p>
          </table:table-cell>
        </table:table-row>
        <table:table-row>
          <table:table-cell table:style-name="Tabla1.A2" office:value-type="string">
            <text:p text:style-name="P2"><text:span text:style-name="Strong_20_Emphasis"><text:span text:style-name="T3">Universo inicial</text:span></text:span></text:p>
          </table:table-cell>
          <table:table-cell table:style-name="Tabla1.A2" office:value-type="string">
            <text:p text:style-name="P2"><text:span text:style-name="Emphasis"><text:span text:style-name="T1">"Solo fotones aburridos sin tiempo."</text:span></text:span></text:p>
          </table:table-cell>
          <table:table-cell table:style-name="Tabla1.A2" office:value-type="string">
            <text:p text:style-name="P2"><text:span text:style-name="Emphasis"><text:span text:style-name="T1">"Nadie parte de eso. ¿Estás drogado?"</text:span></text:span> (ΛCDM)</text:p>
          </table:table-cell>
        </table:table-row>
        <table:table-row>
          <table:table-cell table:style-name="Tabla1.A2" office:value-type="string">
            <text:p text:style-name="P2"><text:span text:style-name="Strong_20_Emphasis"><text:span text:style-name="T3">Origen del tiempo</text:span></text:span></text:p>
          </table:table-cell>
          <table:table-cell table:style-name="Tabla1.A2" office:value-type="string">
            <text:p text:style-name="P2"><text:span text:style-name="Emphasis"><text:span text:style-name="T1">"El tiempo es solo un desfase de ritmos cuánticos."</text:span></text:span></text:p>
          </table:table-cell>
          <table:table-cell table:style-name="Tabla1.A2" office:value-type="string">
            <text:p text:style-name="P2"><text:span text:style-name="Emphasis"><text:span text:style-name="T1">"Nosotros lo asumimos como un hecho, como la existencia del WiFi."</text:span></text:span> (Cuerdas/LQG)</text:p>
          </table:table-cell>
        </table:table-row>
        <table:table-row>
          <table:table-cell table:style-name="Tabla1.A2" office:value-type="string">
            <text:p text:style-name="P2"><text:span text:style-name="Strong_20_Emphasis"><text:span text:style-name="T3">Masa</text:span></text:span></text:p>
          </table:table-cell>
          <table:table-cell table:style-name="Tabla1.A2" office:value-type="string">
            <text:p text:style-name="P2"><text:span text:style-name="Emphasis"><text:span text:style-name="T1">"Es un fotón que se resbaló y cayó en cámara lenta."</text:span></text:span></text:p>
          </table:table-cell>
          <table:table-cell table:style-name="Tabla1.A2" office:value-type="string">
            <text:p text:style-name="P2"><text:span text:style-name="Emphasis"><text:span text:style-name="T1">"Es geometría/redes cuánticas/vibraciones… no tu teoría musical."</text:span></text:span> (TC/LQG)</text:p>
          </table:table-cell>
        </table:table-row>
        <table:table-row>
          <table:table-cell table:style-name="Tabla1.A2" office:value-type="string">
            <text:p text:style-name="P2"><text:span text:style-name="Strong_20_Emphasis"><text:span text:style-name="T3">Spin</text:span></text:span></text:p>
          </table:table-cell>
          <table:table-cell table:style-name="Tabla1.A2" office:value-type="string">
            <text:p text:style-name="P2"><text:span text:style-name="Emphasis"><text:span text:style-name="T1">"Es como un trompo cuántico que nunca se cae."</text:span></text:span></text:p>
          </table:table-cell>
          <table:table-cell table:style-name="Tabla1.A2" office:value-type="string">
            <text:p text:style-name="P2"><text:span text:style-name="Emphasis"><text:span text:style-name="T1">"En serio, ¿otra analogía rara?"</text:span></text:span> (Modelo Estándar)</text:p>
          </table:table-cell>
        </table:table-row>
        <table:table-row>
          <table:table-cell table:style-name="Tabla1.A2" office:value-type="string">
            <text:p text:style-name="P2"><text:span text:style-name="Strong_20_Emphasis"><text:span text:style-name="T3">Vida</text:span></text:span></text:p>
          </table:table-cell>
          <table:table-cell table:style-name="Tabla1.A2" office:value-type="string">
            <text:p text:style-name="P2"><text:span text:style-name="Emphasis"><text:span text:style-name="T1">"Coherencia rítmica funcional (o sea, bailar bien)."</text:span></text:span></text:p>
          </table:table-cell>
          <table:table-cell table:style-name="Tabla1.A2" office:value-type="string">
            <text:p text:style-name="P2"><text:span text:style-name="Emphasis"><text:span text:style-name="T1">"Eso no está en nuestros papeles."</text:span></text:span> (Todos)</text:p>
          </table:table-cell>
        </table:table-row>
        <table:table-row>
          <table:table-cell table:style-name="Tabla1.A2" office:value-type="string">
            <text:p text:style-name="P2"><text:span text:style-name="Strong_20_Emphasis"><text:span text:style-name="T3">Conciencia</text:span></text:span></text:p>
          </table:table-cell>
          <table:table-cell table:style-name="Tabla1.A2" office:value-type="string">
            <text:p text:style-name="P2"><text:span text:style-name="Emphasis"><text:span text:style-name="T1">"El universo tomando selfies en modo coherencia máxima."</text:span></text:span></text:p>
          </table:table-cell>
          <table:table-cell table:style-name="Tabla1.A2" office:value-type="string">
            <text:p text:style-name="P2"><text:span text:style-name="Emphasis"><text:span text:style-name="T1">"¡Eso ya es metafísica! ¡Fuera de aquí!"</text:span></text:span> (Físicos tradicionales)</text:p>
          </table:table-cell>
        </table:table-row>
      </table:table>
      <text:h text:style-name="P1" text:outline-level="1"><text:soft-page-break/>? Puntos de Convergencia (O "Cuando SQE Intenta Hacer Amigos")</text:h>
      <text:p text:style-name="P10">SQE no está <text:span text:style-name="Emphasis"><text:span text:style-name="T1">completamente</text:span></text:span> loca. Tiene algunos puntos en común con las teorías serias:</text:p>
      <text:list xml:id="list7653074681703167188" text:style-name="L2">
        <text:list-item text:start-value="1">
          <text:p text:style-name="P12"><text:span text:style-name="Strong_20_Emphasis">✔️ </text:span><text:span text:style-name="Strong_20_Emphasis"><text:span text:style-name="T3">El espacio-tiempo no es fundamental</text:span></text:span> (como en LQG y cuerdas).</text:p>
        </text:list-item>
        <text:list-item text:start-value="2">
          <text:p text:style-name="P12"><text:span text:style-name="Strong_20_Emphasis">✔️ </text:span><text:span text:style-name="Strong_20_Emphasis"><text:span text:style-name="T3">La gravedad es emergente</text:span></text:span> (como en Verlinde, pero con más <text:span text:style-name="Emphasis"><text:span text:style-name="T1">groove</text:span></text:span>).</text:p>
        </text:list-item>
        <text:list-item text:start-value="3">
          <text:p text:style-name="P12"><text:span text:style-name="Strong_20_Emphasis">✔️ </text:span><text:span text:style-name="Strong_20_Emphasis"><text:span text:style-name="T3">Las partículas son vibraciones</text:span></text:span> (como en cuerdas, pero sin dimensiones extra).</text:p>
        </text:list-item>
        <text:list-item text:start-value="4">
          <text:p text:style-name="P5"><text:span text:style-name="Strong_20_Emphasis">✔️ </text:span><text:span text:style-name="Strong_20_Emphasis"><text:span text:style-name="T3">ΛCDM tiene razón en nucleosíntesis… pero SQE lo llama</text:span></text:span> <text:span text:style-name="Strong_20_Emphasis"><text:span text:style-name="T2">"fiesta de acoplamiento rítmico"</text:span></text:span>.</text:p>
        </text:list-item>
      </text:list>
      <text:p text:style-name="P10"><text:span text:style-name="Strong_20_Emphasis"><text:span text:style-name="T3">Problema:</text:span></text:span> <text:span text:style-name="Emphasis"><text:span text:style-name="T1">Ninguna de ellas acepta que la conciencia sea un "nivel de coherencia".</text:span></text:span></text:p>
      <text:h text:style-name="P1" text:outline-level="1">? ¿Qué Aporta SQE de Nuevo? (O "Por Qué Esto Suena a Pseudociencia Cool")</text:h>
      <text:list xml:id="list4009620640948914954" text:style-name="L3">
        <text:list-item text:start-value="1">
          <text:p text:style-name="P13"><text:span text:style-name="Strong_20_Emphasis"><text:span text:style-name="T3">"Todo es ritmo"</text:span></text:span> (Incluyendo la gravedad, el spin, y tu existencia).</text:p>
        </text:list-item>
        <text:list-item text:start-value="2">
          <text:p text:style-name="P13"><text:span text:style-name="Strong_20_Emphasis"><text:span text:style-name="T3">"Las constantes fundamentales son DJs cuánticos"</text:span></text:span> (G, ℏ, *c*… solo ajustan el volumen del universo).</text:p>
        </text:list-item>
        <text:list-item text:start-value="3">
          <text:p text:style-name="P13"><text:span text:style-name="Strong_20_Emphasis"><text:span text:style-name="T3">"La vida y la conciencia son fenómenos físicos"</text:span></text:span> (Pero explicados con palabras que suenan <text:span text:style-name="Emphasis"><text:span text:style-name="T1">muy</text:span></text:span> <text:span text:style-name="Emphasis"><text:span text:style-name="T1">deep</text:span></text:span>).</text:p>
        </text:list-item>
        <text:list-item text:start-value="4">
          <text:p text:style-name="P6"><text:span text:style-name="Strong_20_Emphasis"><text:span text:style-name="T3">"Reinterpreta ecuaciones conocidas… pero con onda"</text:span></text:span> (Maxwell + teoría de la danza = SQE).</text:p>
        </text:list-item>
      </text:list>
      <text:p text:style-name="P10"><text:span text:style-name="Strong_20_Emphasis"><text:span text:style-name="T3">Crítica de las otras teorías:</text:span></text:span></text:p>
      <text:list xml:id="list3857315328170131847" text:style-name="L4">
        <text:list-item text:start-value="1">
          <text:p text:style-name="P14"><text:span text:style-name="Emphasis"><text:span text:style-name="T1">"O sea, ¿quieres unificar la física… con coreografía cuántica?"</text:span></text:span> – <text:span text:style-name="Strong_20_Emphasis"><text:span text:style-name="T3">Cuerdas.</text:span></text:span></text:p>
        </text:list-item>
        <text:list-item text:start-value="2">
          <text:p text:style-name="P14"><text:span text:style-name="Emphasis"><text:span text:style-name="T1">"¿Y las matemáticas? ¿O solo usas metáforas?"</text:span></text:span> – <text:span text:style-name="Strong_20_Emphasis"><text:span text:style-name="T3">LQG.</text:span></text:span></text:p>
        </text:list-item>
        <text:list-item text:start-value="3">
          <text:p text:style-name="P7"><text:span text:style-name="Emphasis"><text:span text:style-name="T1">"ΛCDM no habla de conciencia, solo de galaxias. Mantén el enfoque."</text:span></text:span> – <text:span text:style-name="Strong_20_Emphasis"><text:span text:style-name="T3">Cosmólogos.</text:span></text:span></text:p>
        </text:list-item>
      </text:list>
      <text:h text:style-name="P1" text:outline-level="1">? Conclusión: ¿SQE es el Futuro o Solo un Viaje Psicodélico?</text:h>
      <text:list xml:id="list8679318768177508868" text:style-name="L5">
        <text:list-item text:start-value="1">
          <text:p text:style-name="P15"><text:span text:style-name="Strong_20_Emphasis"><text:span text:style-name="T3">Si SQE tiene razón:</text:span></text:span> El universo es un <text:span text:style-name="Strong_20_Emphasis"><text:span text:style-name="T3">gran festival de música cuántica</text:span></text:span>, donde la materia son los bailarines, la vida es el DJ y la conciencia… el grupo que cree que controla el sonido.</text:p>
        </text:list-item>
        <text:list-item text:start-value="2">
          <text:p text:style-name="P8"><text:span text:style-name="Strong_20_Emphasis"><text:span text:style-name="T3">Si está equivocada:</text:span></text:span> Es la teoría más creativa desde <text:span text:style-name="Emphasis"><text:span text:style-name="T1">"el universo es un holograma"</text:span></text:span>, pero sin pruebas.</text:p>
        </text:list-item>
      </text:list>
      <text:p text:style-name="P10"><text:span text:style-name="Strong_20_Emphasis"><text:span text:style-name="T3">Mientras tanto, las otras teorías siguen trabajando… ignorando el ritmo.</text:span></text:span></text:p>
      <text:p text:style-name="P10">? <text:span text:style-name="Strong_20_Emphasis"><text:span text:style-name="T3">¿Te gustó? Suscríbete a</text:span></text:span> <text:span text:style-name="Strong_20_Emphasis"><text:span text:style-name="T2">"Física Freestyle: Donde las Ecuaciones Tienen Flow"</text:span></text:span><text:span text:style-name="Strong_20_Emphasis"><text:span text:style-name="T3">.</text:span></text:span><text:line-break/><text:span text:style-name="Emphasis"><text:span text:style-name="T1">(Fin del informe del Instituto de Teorías Extravagantes).</text:span></text:span></text:p>
      <text:p text:style-name="P10">? <text:span text:style-name="Strong_20_Emphasis"><text:span text:style-name="T3">Bonus: Frases de SQE para sonar inteligente en fiestas:</text:span></text:span></text:p>
      <text:list xml:id="list7753163026922573275" text:style-name="L6">
        <text:list-item text:start-value="1">
          <text:p text:style-name="P16"><text:span text:style-name="Emphasis"><text:span text:style-name="T1">"El tiempo es solo un desfase de tu percepción rítmica, bro."</text:span></text:span></text:p>
        </text:list-item>
        <text:list-item text:start-value="2">
          <text:p text:style-name="P16"><text:span text:style-name="Emphasis"><text:span text:style-name="T1">"La gravedad no existe, es solo que el universo baila mal."</text:span></text:span></text:p>
        </text:list-item>
        <text:list-item text:start-value="3">
          <text:p text:style-name="P9"><text:span text:style-name="Emphasis"><text:span text:style-name="T1">"Tu conciencia es un estado de coherencia cuántica… o sea, estás en sintonía con el cosmos."</text:span></text:span> <text:span text:style-name="Emphasis"><text:span text:style-name="T1">(Efecto garantizado: o admiración o que te echen de la reunión.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2T22:37:15.79</meta:creation-date>
    <meta:document-statistic meta:table-count="1" meta:image-count="0" meta:object-count="0" meta:page-count="2" meta:paragraph-count="55" meta:word-count="589" meta:character-count="3420"/>
    <dc:date>2025-05-02T22:38:17.96</dc:date>
    <dc:creator>Lefuan </dc:creator>
    <meta:editing-duration>PT1M2S</meta:editing-duration>
    <meta:editing-cycles>1</meta:editing-cycles>
    <meta:generator>OpenOffice/4.1.15$Win32 OpenOffice.org_project/4115m2$Build-9813</meta:generator>
  </office:meta>
</office:document-meta>
</file>